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a5c" officeooo:paragraph-rsid="000c6a5c"/>
    </style:style>
    <style:style style:name="P2" style:family="paragraph" style:parent-style-name="Standard">
      <style:text-properties officeooo:rsid="000ce8a9" officeooo:paragraph-rsid="000ce8a9"/>
    </style:style>
    <style:style style:name="P3" style:family="paragraph" style:parent-style-name="Standard">
      <style:text-properties officeooo:rsid="000f34f1" officeooo:paragraph-rsid="000f34f1"/>
    </style:style>
    <style:style style:name="P4" style:family="paragraph" style:parent-style-name="Standard">
      <style:text-properties officeooo:rsid="0010f781" officeooo:paragraph-rsid="0010f781"/>
    </style:style>
    <style:style style:name="T1" style:family="text">
      <style:text-properties officeooo:rsid="000d4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y default make app.js file</text:p>
      <text:p text:style-name="P1">when we do npm init then this file is auto picked up and included in package.json file.</text:p>
      <text:p text:style-name="P1"/>
      <text:p text:style-name="P2">Data that is sent to node is called stream. <text:span text:style-name="T1">Or information from API request is received in node as stream. </text:span>We dont know how to handle stream, we want nice data we can handle and use. Body parser converts that stream into nice formatted data on its body property. <text:span text:style-name="T1">That is just for request coming in and not for the response going out. </text:span></text:p>
      <text:p text:style-name="P2"/>
      <text:p text:style-name="P3">Express is the web server</text:p>
      <text:p text:style-name="P3"/>
      <text:p text:style-name="P3">handlebars is templeting engine. This is how we render html in server side.</text:p>
      <text:p text:style-name="P3"/>
      <text:p text:style-name="P4">Mongoose is ODM. It allows our applicatoin to interact with database. <text:s/>It is middle man between out application and the datab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39:52.190658304</meta:creation-date>
    <meta:generator>LibreOffice/6.0.6.2$Linux_X86_64 LibreOffice_project/00m0$Build-2</meta:generator>
    <dc:date>2018-12-09T18:57:04.679574630</dc:date>
    <meta:editing-duration>PT17M10S</meta:editing-duration>
    <meta:editing-cycles>5</meta:editing-cycles>
    <meta:document-statistic meta:table-count="0" meta:image-count="0" meta:object-count="0" meta:page-count="1" meta:paragraph-count="6" meta:word-count="124" meta:character-count="678" meta:non-whitespace-character-count="557"/>
  </office:meta>
</office:document-meta>
</file>